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1229in" style:rel-column-width="7273*"/>
    </style:style>
    <style:style style:name="TABLA_5f_ITEM_5f_STOCK.B" style:display-name="TABLA_ITEM_STOCK.B" style:family="table-column">
      <style:table-column-properties style:column-width="1.1243in" style:rel-column-width="7282*"/>
    </style:style>
    <style:style style:name="TABLA_5f_ITEM_5f_STOCK.C" style:display-name="TABLA_ITEM_STOCK.C" style:family="table-column">
      <style:table-column-properties style:column-width="1.1236in" style:rel-column-width="7277*"/>
    </style:style>
    <style:style style:name="TABLA_5f_ITEM_5f_STOCK.E" style:display-name="TABLA_ITEM_STOCK.E" style:family="table-column">
      <style:table-column-properties style:column-width="1.6854in" style:rel-column-width="10916*"/>
    </style:style>
    <style:style style:name="TABLA_5f_ITEM_5f_STOCK.F" style:display-name="TABLA_ITEM_STOCK.F" style:family="table-column">
      <style:table-column-properties style:column-width="1.6868in" style:rel-column-width="10925*"/>
    </style:style>
    <style:style style:name="TABLA_5f_ITEM_5f_STOCK.H" style:display-name="TABLA_ITEM_STOCK.H" style:family="table-column">
      <style:table-column-properties style:column-width="1.1278in" style:rel-column-width="730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H1" style:display-name="TABLA_ITEM_STOCK.H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H2" style:display-name="TABLA_ITEM_STOCK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80869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38e62" officeooo:paragraph-rsid="00238e62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28453" officeooo:paragraph-rsid="00228453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180869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a555a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4"/>
      <text:p text:style-name="P8"/>
      <text:p text:style-name="P9"/>
      <text:p text:style-name="P10">Teatro Nacional Cervantes</text:p>
      <text:p text:style-name="P10">Listado de ingreso a stock</text:p>
      <text:p text:style-name="P5"/>
      <text:p text:style-name="P6">
        <text:span text:style-name="T1">Fecha</text:span>
        <text:span text:style-name="T3">: 29/01/2015 00:00</text:span>
      </text:p>
      <text:p text:style-name="P7"/>
      <text:p text:style-name="P7">
        <text:span text:style-name="T2">Deposito</text:span>
        <text:span text:style-name="T1">:</text:span>
        <text:span text:style-name="T3"> </text:span>
        <text:span text:style-name="T4">Suministro</text:span>
      </text:p>
      <text:p text:style-name="P2"/>
      <text:p text:style-name="P3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B"/>
        <table:table-column table:style-name="TABLA_5f_ITEM_5f_STOCK.E"/>
        <table:table-column table:style-name="TABLA_5f_ITEM_5f_STOCK.F"/>
        <table:table-column table:style-name="TABLA_5f_ITEM_5f_STOCK.C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5">Tipo documento</text:p>
          </table:table-cell>
          <table:table-cell table:style-name="TABLA_5f_ITEM_5f_STOCK.A1" office:value-type="string">
            <text:p text:style-name="P14">Doc ppal</text:p>
          </table:table-cell>
          <table:table-cell table:style-name="TABLA_5f_ITEM_5f_STOCK.A1" office:value-type="string">
            <text:p text:style-name="P14">Recepcion</text:p>
          </table:table-cell>
          <table:table-cell table:style-name="TABLA_5f_ITEM_5f_STOCK.A1" office:value-type="string">
            <text:p text:style-name="P14">codigo</text:p>
          </table:table-cell>
          <table:table-cell table:style-name="TABLA_5f_ITEM_5f_STOCK.A1" office:value-type="string">
            <text:p text:style-name="P14">Nombre</text:p>
          </table:table-cell>
          <table:table-cell table:style-name="TABLA_5f_ITEM_5f_STOCK.A1" office:value-type="string">
            <text:p text:style-name="P14">Cantidad</text:p>
          </table:table-cell>
          <table:table-cell table:style-name="TABLA_5f_ITEM_5f_STOCK.A1" office:value-type="string">
            <text:p text:style-name="P14">Costo</text:p>
          </table:table-cell>
          <table:table-cell table:style-name="TABLA_5f_ITEM_5f_STOCK.H1" office:value-type="string">
            <text:p text:style-name="P14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factura</text:p>
          </table:table-cell>
          <table:table-cell table:style-name="TABLA_5f_ITEM_5f_STOCK.B2" office:value-type="string">
            <text:p text:style-name="P12">2222-22222222</text:p>
          </table:table-cell>
          <table:table-cell table:style-name="TABLA_5f_ITEM_5f_STOCK.C2" office:value-type="string">
            <text:p text:style-name="P12">1</text:p>
          </table:table-cell>
          <table:table-cell table:style-name="TABLA_5f_ITEM_5f_STOCK.D2" office:value-type="string">
            <text:p text:style-name="P12">1111</text:p>
          </table:table-cell>
          <table:table-cell table:style-name="TABLA_5f_ITEM_5f_STOCK.E2" office:value-type="string">
            <text:p text:style-name="P12">mouse optico</text:p>
          </table:table-cell>
          <table:table-cell table:style-name="TABLA_5f_ITEM_5f_STOCK.F2" office:value-type="string">
            <text:p text:style-name="P12">300</text:p>
          </table:table-cell>
          <table:table-cell table:style-name="TABLA_5f_ITEM_5f_STOCK.G2" office:value-type="string">
            <text:p text:style-name="P12">4.0</text:p>
          </table:table-cell>
          <table:table-cell table:style-name="TABLA_5f_ITEM_5f_STOCK.H2" office:value-type="string">
            <text:p text:style-name="P12">12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3">factura</text:p>
          </table:table-cell>
          <table:table-cell table:style-name="TABLA_5f_ITEM_5f_STOCK.B2" office:value-type="string">
            <text:p text:style-name="P12">2222-22222222</text:p>
          </table:table-cell>
          <table:table-cell table:style-name="TABLA_5f_ITEM_5f_STOCK.C2" office:value-type="string">
            <text:p text:style-name="P12">1</text:p>
          </table:table-cell>
          <table:table-cell table:style-name="TABLA_5f_ITEM_5f_STOCK.D2" office:value-type="string">
            <text:p text:style-name="P12">2222</text:p>
          </table:table-cell>
          <table:table-cell table:style-name="TABLA_5f_ITEM_5f_STOCK.E2" office:value-type="string">
            <text:p text:style-name="P12">tijera</text:p>
          </table:table-cell>
          <table:table-cell table:style-name="TABLA_5f_ITEM_5f_STOCK.F2" office:value-type="string">
            <text:p text:style-name="P12">500</text:p>
          </table:table-cell>
          <table:table-cell table:style-name="TABLA_5f_ITEM_5f_STOCK.G2" office:value-type="string">
            <text:p text:style-name="P12">5.0</text:p>
          </table:table-cell>
          <table:table-cell table:style-name="TABLA_5f_ITEM_5f_STOCK.H2" office:value-type="string">
            <text:p text:style-name="P12">2500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4:04:58.752442857</dc:date>
    <meta:generator>LibreOffice/4.2.7.2$Linux_x86 LibreOffice_project/420m0$Build-2</meta:generator>
    <meta:editing-duration>PT2M45S</meta:editing-duration>
    <meta:editing-cycles>15</meta:editing-cycles>
    <meta:document-statistic meta:table-count="1" meta:image-count="1" meta:object-count="0" meta:page-count="1" meta:paragraph-count="21" meta:word-count="33" meta:character-count="254" meta:non-whitespace-character-count="242"/>
  </office:meta>
</office:document-meta>
</file>